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9cm" table:align="left"/>
    </style:style>
    <style:style style:name="Table1.A" style:family="table-column">
      <style:table-column-properties style:column-width="0.796cm"/>
    </style:style>
    <style:style style:name="Table1.B" style:family="table-column">
      <style:table-column-properties style:column-width="3.611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3.26cm"/>
    </style:style>
    <style:style style:name="Table1.F" style:family="table-column">
      <style:table-column-properties style:column-width="3.258cm"/>
    </style:style>
    <style:style style:name="Table1.G" style:family="table-column">
      <style:table-column-properties style:column-width="2.983cm"/>
    </style:style>
    <style:style style:name="Table1.H" style:family="table-column">
      <style:table-column-properties style:column-width="1.697cm"/>
    </style:style>
    <style:style style:name="Table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e1.H1" style:family="table-cell">
      <style:table-cell-properties style:vertical-align="middle" style:border-line-width="0cm 0.004cm 0.002cm" fo:padding="0.049cm" fo:border="0.05pt double #808080"/>
    </style:style>
    <style:style style:name="Table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1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ext_20_body" style:master-page-name="HTML">
      <style:paragraph-properties style:page-number="auto"/>
      <style:text-properties fo:font-size="2pt" style:font-size-asian="2pt" style:font-size-complex="2pt"/>
    </style:style>
    <style:style style:name="P2" style:family="paragraph" style:parent-style-name="Table_20_Contents">
      <style:text-properties officeooo:rsid="001bb616" officeooo:paragraph-rsid="001bb616"/>
    </style:style>
    <style:style style:name="P3" style:family="paragraph" style:parent-style-name="Table_20_Heading">
      <style:text-properties officeooo:rsid="001bb616" officeooo:paragraph-rsid="001bb616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officeooo:rsid="001bb61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qs_tabl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3">S.No.</text:p>
            </table:table-cell>
            <table:table-cell table:style-name="Table1.A1" office:value-type="string">
              <text:p text:style-name="Table_20_Heading">Author<text:span text:style-name="T3">(s)</text:span></text:p>
            </table:table-cell>
            <table:table-cell table:style-name="Table1.A1" office:value-type="string">
              <text:p text:style-name="Table_20_Heading">Title</text:p>
            </table:table-cell>
            <table:table-cell table:style-name="Table1.A1" office:value-type="string">
              <text:p text:style-name="Table_20_Heading">Journal/Proceedings</text:p>
            </table:table-cell>
            <table:table-cell table:style-name="Table1.A1" office:value-type="string">
              <text:p text:style-name="P3">Volume</text:p>
            </table:table-cell>
            <table:table-cell table:style-name="Table1.A1" office:value-type="string">
              <text:p text:style-name="P3">Page</text:p>
            </table:table-cell>
            <table:table-cell table:style-name="Table1.A1" office:value-type="string">
              <text:p text:style-name="Table_20_Heading">Year</text:p>
            </table:table-cell>
            <table:table-cell table:style-name="Table1.H1" office:value-type="string">
              <text:p text:style-name="Table_20_Heading"><text:bookmark text:name="Balachandar2009"/>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alachandar, K., Subramanya Sarma, V., null Pant, B. and Phanikumar, G.</text:p>
          </table:table-cell>
          <table:table-cell table:style-name="Table1.A2" office:value-type="string">
            <text:p text:style-name="Table_20_Contents">Microstructure and Mechanical Properties of Gas-Tungsten-Arc-Welded Ti-15-3 Beta Titanium Alloy</text:p>
          </table:table-cell>
          <table:table-cell table:style-name="Table1.A2" office:value-type="string">
            <text:p text:style-name="Table_20_Contents">Metallurgical and Materials Transactions A: Physical Metallurgy and Materials Science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2685</text:p>
          </table:table-cell>
          <table:table-cell table:style-name="Table1.A2" office:value-type="string">
            <text:p text:style-name="Table_20_Contents">2009</text:p>
          </table:table-cell>
          <table:table-cell table:style-name="Table1.H2" office:value-type="string">
            <text:p text:style-name="Table_20_Contents"><text:bookmark text:name="Biswas200446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iswas, K., Phanikumar, G., Chattopadhyay, K., Volkmann, T., Funke, O., Holland-Moritz, D. and Herlach, D.</text:p>
          </table:table-cell>
          <table:table-cell table:style-name="Table1.A2" office:value-type="string">
            <text:p text:style-name="Table_20_Contents">Rapid solidification behaviour of undercooled levited Fe-Ge alloy droplets</text:p>
          </table:table-cell>
          <table:table-cell table:style-name="Table1.A2" office:value-type="string">
            <text:p text:style-name="Table_20_Contents">Materials Science and Engineering A<text:line-break/></text:p>
          </table:table-cell>
          <table:table-cell table:style-name="Table1.A2" office:value-type="string">
            <text:p text:style-name="P2">375-377</text:p>
          </table:table-cell>
          <table:table-cell table:style-name="Table1.A2" office:value-type="string">
            <text:p text:style-name="P2">464</text:p>
          </table:table-cell>
          <table:table-cell table:style-name="Table1.A2" office:value-type="string">
            <text:p text:style-name="Table_20_Contents">2004</text:p>
          </table:table-cell>
          <table:table-cell table:style-name="Table1.H2" office:value-type="string">
            <text:p text:style-name="Table_20_Contents"><text:bookmark text:name="Biswas200712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iswas, K., Phanikumar, G., Herlach, D. and Chattopadhyay, K.</text:p>
          </table:table-cell>
          <table:table-cell table:style-name="Table1.A2" office:value-type="string">
            <text:p text:style-name="Table_20_Contents">Non-equilibrium solidification of concentrated Fe-Ge alloys</text:p>
          </table:table-cell>
          <table:table-cell table:style-name="Table1.A2" office:value-type="string">
            <text:p text:style-name="Table_20_Contents">Materials Science and Engineering A<text:line-break/></text:p>
          </table:table-cell>
          <table:table-cell table:style-name="Table1.A2" office:value-type="string">
            <text:p text:style-name="P2">448-451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Table_20_Contents">2007</text:p>
          </table:table-cell>
          <table:table-cell table:style-name="Table1.H2" office:value-type="string">
            <text:p text:style-name="Table_20_Contents"><text:bookmark text:name="Biswas20073817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iswas, K., Phanikumar, G., Holland-Moritz, D., Herlach, D. and Chattopadhyay, K.</text:p>
          </table:table-cell>
          <table:table-cell table:style-name="Table1.A2" office:value-type="string">
            <text:p text:style-name="Table_20_Contents">Disorder trapping and grain refinement during solidification of undercooled Fe-18 at% Ge melts</text:p>
          </table:table-cell>
          <table:table-cell table:style-name="Table1.A2" office:value-type="string">
            <text:p text:style-name="Table_20_Contents">Philosophical Magazine<text:line-break/>Vol. 87(25), pp. 3817-3837 </text:p>
          </table:table-cell>
          <table:table-cell table:style-name="Table1.A2" office:value-type="string">
            <text:p text:style-name="P2">87</text:p>
          </table:table-cell>
          <table:table-cell table:style-name="Table1.A2" office:value-type="string">
            <text:p text:style-name="P2">3817</text:p>
          </table:table-cell>
          <table:table-cell table:style-name="Table1.A2" office:value-type="string">
            <text:p text:style-name="Table_20_Contents">2007</text:p>
          </table:table-cell>
          <table:table-cell table:style-name="Table1.H2" office:value-type="string">
            <text:p text:style-name="Table_20_Contents"><text:bookmark text:name="Bysakh2003262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ysakh, S., Mitra, S., Phanikumar, G., Mazumder, J., Dutta, P. and Chattopadhyay, K.</text:p>
          </table:table-cell>
          <table:table-cell table:style-name="Table1.A2" office:value-type="string">
            <text:p text:style-name="Table_20_Contents">Characterization of microstructure in laser-surface-alloyed layers of aluminum on nickel</text:p>
          </table:table-cell>
          <table:table-cell table:style-name="Table1.A2" office:value-type="string">
            <text:p text:style-name="Table_20_Contents">Metallurgical and Materials Transactions A: Physical Metallurgy and Materials Science<text:line-break/>Vol. 34 A(11), pp. 2621-2631 </text:p>
          </table:table-cell>
          <table:table-cell table:style-name="Table1.A2" office:value-type="string">
            <text:p text:style-name="P2">34</text:p>
          </table:table-cell>
          <table:table-cell table:style-name="Table1.A2" office:value-type="string">
            <text:p text:style-name="P2">2621</text:p>
          </table:table-cell>
          <table:table-cell table:style-name="Table1.A2" office:value-type="string">
            <text:p text:style-name="Table_20_Contents">2003</text:p>
          </table:table-cell>
          <table:table-cell table:style-name="Table1.H2" office:value-type="string">
            <text:p text:style-name="Table_20_Contents"><text:bookmark text:name="Chattopadhyay200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Funke, O., Phanikumar, G., Galenko, P., Chernova, L., Reutzel, S., Kolbe, M. and Herlach, D.</text:p>
          </table:table-cell>
          <table:table-cell table:style-name="Table1.A2" office:value-type="string">
            <text:p text:style-name="Table_20_Contents">Dendrite growth velocity in levitated undercooled nickel melts</text:p>
          </table:table-cell>
          <table:table-cell table:style-name="Table1.A2" office:value-type="string">
            <text:p text:style-name="Table_20_Contents">Journal of Crystal Growth<text:line-break/>Vol. 297(1), pp. 211-222 </text:p>
          </table:table-cell>
          <table:table-cell table:style-name="Table1.A2" office:value-type="string">
            <text:p text:style-name="P2">297</text:p>
          </table:table-cell>
          <table:table-cell table:style-name="Table1.A2" office:value-type="string">
            <text:p text:style-name="P2">211</text:p>
          </table:table-cell>
          <table:table-cell table:style-name="Table1.A2" office:value-type="string">
            <text:p text:style-name="Table_20_Contents">2006</text:p>
          </table:table-cell>
          <table:table-cell table:style-name="Table1.H2" office:value-type="string">
            <text:p text:style-name="Table_20_Contents"><text:bookmark text:name="Galenko200643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lenko, P., Herlach, D., Phanikumar, G. and Funke, O.</text:p>
          </table:table-cell>
          <table:table-cell table:style-name="Table1.A2" office:value-type="string">
            <text:p text:style-name="Table_20_Contents">Phase-field modeling of dendritic solidification in undercooled droplets processed by electromagnetic <text:soft-page-break/>levitation</text:p>
          </table:table-cell>
          <table:table-cell table:style-name="Table1.A2" office:value-type="string">
            <text:p text:style-name="Table_20_Contents">Materials Science Forum<text:line-break/>Vol. 508, pp. 431-436 </text:p>
          </table:table-cell>
          <table:table-cell table:style-name="Table1.A2" office:value-type="string">
            <text:p text:style-name="P2">508</text:p>
          </table:table-cell>
          <table:table-cell table:style-name="Table1.A2" office:value-type="string">
            <text:p text:style-name="P2">431</text:p>
          </table:table-cell>
          <table:table-cell table:style-name="Table1.A2" office:value-type="string">
            <text:p text:style-name="Table_20_Contents">2006</text:p>
          </table:table-cell>
          <table:table-cell table:style-name="Table1.H2" office:value-type="string">
            <text:p text:style-name="Table_20_Contents"><text:bookmark text:name="Galenko2007649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lenko, P., Phanikumar, G., Funke, O., Chernova, L., Reutzel, S., Kolbe, M. and Herlach, D.</text:p>
          </table:table-cell>
          <table:table-cell table:style-name="Table1.A2" office:value-type="string">
            <text:p text:style-name="Table_20_Contents">Dendritic solidification and fragmentation in undercooled Ni-Zr alloys</text:p>
          </table:table-cell>
          <table:table-cell table:style-name="Table1.A2" office:value-type="string">
            <text:p text:style-name="Table_20_Contents">Materials Science and Engineering A<text:line-break/>Vol. 448-451, pp. 649-653 </text:p>
          </table:table-cell>
          <table:table-cell table:style-name="Table1.A2" office:value-type="string">
            <text:p text:style-name="P2">448-451</text:p>
          </table:table-cell>
          <table:table-cell table:style-name="Table1.A2" office:value-type="string">
            <text:p text:style-name="P2">649</text:p>
          </table:table-cell>
          <table:table-cell table:style-name="Table1.A2" office:value-type="string">
            <text:p text:style-name="Table_20_Contents">2007</text:p>
          </table:table-cell>
          <table:table-cell table:style-name="Table1.H2" office:value-type="string">
            <text:p text:style-name="Table_20_Contents"><text:bookmark text:name="GeraldTennyson2015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erald Tennyson, P., Karthik, G. and Phanikumar, G.</text:p>
          </table:table-cell>
          <table:table-cell table:style-name="Table1.A2" office:value-type="string">
            <text:p text:style-name="Table_20_Contents">MPI + OpenCL implementation of a phase-field method incorporating CALPHAD description of Gibbs energies on heterogeneous computing</text:p>
          </table:table-cell>
          <table:table-cell table:style-name="Table1.A2" office:value-type="string">
            <text:p text:style-name="Table_20_Contents">Computer Physics Communications<text:line-break/>Vol. 186, pp. 48-64 </text:p>
          </table:table-cell>
          <table:table-cell table:style-name="Table1.A2" office:value-type="string">
            <text:p text:style-name="P2">186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Table_20_Contents">2015</text:p>
          </table:table-cell>
          <table:table-cell table:style-name="Table1.H2" office:value-type="string">
            <text:p text:style-name="Table_20_Contents"><text:bookmark text:name="GeraldTennyson2010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erald Tennyson, P., Kumar, P., Lakshmi, H., Phanikumar, G. and Dutta, P.</text:p>
          </table:table-cell>
          <table:table-cell table:style-name="Table1.A2" office:value-type="string">
            <text:p text:style-name="Table_20_Contents">Experimental studies and phase field modeling of microstructure evolution during solidification with electromagnetic stirring</text:p>
          </table:table-cell>
          <table:table-cell table:style-name="Table1.A2" office:value-type="string">
            <text:p text:style-name="Table_20_Contents">Transactions of Nonferrous Metals Society of China (English Edition)<text:line-break/>Vol. 20(SUPPL. 3), pp. s774-s780 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s774</text:p>
          </table:table-cell>
          <table:table-cell table:style-name="Table1.A2" office:value-type="string">
            <text:p text:style-name="Table_20_Contents">2010</text:p>
          </table:table-cell>
          <table:table-cell table:style-name="Table1.H2" office:value-type="string">
            <text:p text:style-name="Table_20_Contents"><text:bookmark text:name="GeraldTennyson201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erald Tennyson, P. and Phanikumar, G.</text:p>
          </table:table-cell>
          <table:table-cell table:style-name="Table1.A2" office:value-type="string">
            <text:p text:style-name="Table_20_Contents">Computational modelling of dendritic to globular transition using an isothermal binar phase-field model</text:p>
          </table:table-cell>
          <table:table-cell table:style-name="Table1.A2" office:value-type="string">
            <text:p text:style-name="Table_20_Contents">Transactions of the Indian Institute of Metals<text:line-break/>Vol. 64(1-2), pp. 251-254 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251</text:p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><text:bookmark text:name="Gupta2007299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upta, A., Galun, R. and Phanikumar, G.</text:p>
          </table:table-cell>
          <table:table-cell table:style-name="Table1.A2" office:value-type="string">
            <text:p text:style-name="Table_20_Contents">Microstructure evolution during laser surface cladding and remelting of Al-10wt%Bi-10wt%Cu</text:p>
          </table:table-cell>
          <table:table-cell table:style-name="Table1.A2" office:value-type="string">
            <text:p text:style-name="Table_20_Contents">Transactions of the Indian Institute of Metals<text:line-break/>Vol. 60(2-3), pp. 299-302 </text:p>
          </table:table-cell>
          <table:table-cell table:style-name="Table1.A2" office:value-type="string">
            <text:p text:style-name="P2">60</text:p>
          </table:table-cell>
          <table:table-cell table:style-name="Table1.A2" office:value-type="string">
            <text:p text:style-name="P2">299</text:p>
          </table:table-cell>
          <table:table-cell table:style-name="Table1.A2" office:value-type="string">
            <text:p text:style-name="Table_20_Contents">2007</text:p>
          </table:table-cell>
          <table:table-cell table:style-name="Table1.H2" office:value-type="string">
            <text:p text:style-name="Table_20_Contents"><text:bookmark text:name="Herlach2004277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ala, S., Prasad, N. and Phanikumar, G.</text:p>
          </table:table-cell>
          <table:table-cell table:style-name="Table1.A2" office:value-type="string">
            <text:p text:style-name="Table_20_Contents">Numerical study of welding with trailing heat sink considering phase transformation effects</text:p>
          </table:table-cell>
          <table:table-cell table:style-name="Table1.A2" office:value-type="string">
            <text:p text:style-name="Table_20_Contents">Advanced Materials Research<text:line-break/>Vol. 875-877, pp. 2118-2122 </text:p>
          </table:table-cell>
          <table:table-cell table:style-name="Table1.A2" office:value-type="string">
            <text:p text:style-name="P2">875-877</text:p>
          </table:table-cell>
          <table:table-cell table:style-name="Table1.A2" office:value-type="string">
            <text:p text:style-name="P2">2118</text:p>
          </table:table-cell>
          <table:table-cell table:style-name="Table1.A2" office:value-type="string">
            <text:p text:style-name="Table_20_Contents">2014</text:p>
          </table:table-cell>
          <table:table-cell table:style-name="Table1.H2" office:value-type="string">
            <text:p text:style-name="Table_20_Contents"><text:bookmark text:name="Kala2013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ala, S., Prasad, N. <text:soft-page-break/>and Phanikumar, G.</text:p>
          </table:table-cell>
          <table:table-cell table:style-name="Table1.A2" office:value-type="string">
            <text:p text:style-name="Table_20_Contents">Numerical studies on effect of <text:soft-page-break/>interpass time on distortion and residual stresses in multipass welding</text:p>
          </table:table-cell>
          <table:table-cell table:style-name="Table1.A2" office:value-type="string">
            <text:p text:style-name="Table_20_Contents">Advanced Materials Research<text:line-break/><text:soft-page-break/>Vol. 601, pp. 31-36 </text:p>
          </table:table-cell>
          <table:table-cell table:style-name="Table1.A2" office:value-type="string">
            <text:p text:style-name="P2">601</text:p>
          </table:table-cell>
          <table:table-cell table:style-name="Table1.A2" office:value-type="string">
            <text:p text:style-name="P2">31</text:p>
          </table:table-cell>
          <table:table-cell table:style-name="Table1.A2" office:value-type="string">
            <text:p text:style-name="Table_20_Contents">2013</text:p>
          </table:table-cell>
          <table:table-cell table:style-name="Table1.H2" office:value-type="string">
            <text:p text:style-name="Table_20_Contents"><text:bookmark text:name="Kala201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ala, S., Siva Prasad, N. and Phanikumar, G.</text:p>
          </table:table-cell>
          <table:table-cell table:style-name="Table1.A2" office:value-type="string">
            <text:p text:style-name="Table_20_Contents">Studies on multipass welding with trailing heat sink considering phase transformation</text:p>
          </table:table-cell>
          <table:table-cell table:style-name="Table1.A2" office:value-type="string">
            <text:p text:style-name="Table_20_Contents">Journal of Materials Processing Technology<text:line-break/>Vol. 214(6), pp. 1228-1235 </text:p>
          </table:table-cell>
          <table:table-cell table:style-name="Table1.A2" office:value-type="string">
            <text:p text:style-name="P2">214</text:p>
          </table:table-cell>
          <table:table-cell table:style-name="Table1.A2" office:value-type="string">
            <text:p text:style-name="P2">1228</text:p>
          </table:table-cell>
          <table:table-cell table:style-name="Table1.A2" office:value-type="string">
            <text:p text:style-name="Table_20_Contents">2014</text:p>
          </table:table-cell>
          <table:table-cell table:style-name="Table1.H2" office:value-type="string">
            <text:p text:style-name="Table_20_Contents"><text:bookmark text:name="KhalidRafi201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halid Rafi, H., Balasubramaniam, K., Phanikumar, G. and Prasad Rao, K.</text:p>
          </table:table-cell>
          <table:table-cell table:style-name="Table1.A2" office:value-type="string">
            <text:p text:style-name="Table_20_Contents">Thermal profiling using infrared thermography in friction surfacing</text:p>
          </table:table-cell>
          <table:table-cell table:style-name="Table1.A2" office:value-type="string">
            <text:p text:style-name="Table_20_Contents">Metallurgical and Materials Transactions A: Physical Metallurgy and Materials Science<text:line-break/>Vol. ??, pp. ??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><text:bookmark text:name="KhalidRafi2010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halid Rafi, H., Janaki Ram, G., Phanikumar, G. and Prasad Rao, K.</text:p>
          </table:table-cell>
          <table:table-cell table:style-name="Table1.A2" office:value-type="string">
            <text:p text:style-name="Table_20_Contents">Microstructure and properties of friction surfaced stainless steel and tool steel coatings</text:p>
          </table:table-cell>
          <table:table-cell table:style-name="Table1.A2" office:value-type="string">
            <text:p text:style-name="Table_20_Contents">Materials Science Forum<text:line-break/>Vol. 638-642, pp. 864-869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0</text:p>
          </table:table-cell>
          <table:table-cell table:style-name="Table1.H2" office:value-type="string">
            <text:p text:style-name="Table_20_Contents"><text:bookmark text:name="KhalidRafi2013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halid Rafi, H., Kishore Babu, N., Phanikumar, G. and Prasad Rao, K.</text:p>
          </table:table-cell>
          <table:table-cell table:style-name="Table1.A2" office:value-type="string">
            <text:p text:style-name="Table_20_Contents">Microstructural evolution during friction surfacing of austenitic stainless steel AISI 304 on low carbon steel</text:p>
          </table:table-cell>
          <table:table-cell table:style-name="Table1.A2" office:value-type="string">
            <text:p text:style-name="Table_20_Contents">Metallurgical and Materials Transactions A: Physical Metallurgy and Materials Science<text:line-break/>Vol. 44(1), pp. 345-35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3</text:p>
          </table:table-cell>
          <table:table-cell table:style-name="Table1.H2" office:value-type="string">
            <text:p text:style-name="Table_20_Contents"><text:bookmark text:name="KhalidRafi2013a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halid Rafi, H., Phanikumar, G. and Prasad Rao, K.</text:p>
          </table:table-cell>
          <table:table-cell table:style-name="Table1.A2" office:value-type="string">
            <text:p text:style-name="Table_20_Contents">Corrosion resistance of friction surfaced AISI 304 stainless steel coatings</text:p>
          </table:table-cell>
          <table:table-cell table:style-name="Table1.A2" office:value-type="string">
            <text:p text:style-name="Table_20_Contents">Journal of Materials Engineering and Performance<text:line-break/>Vol. 22(2), pp. 366-37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3</text:p>
          </table:table-cell>
          <table:table-cell table:style-name="Table1.H2" office:value-type="string">
            <text:p text:style-name="Table_20_Contents"><text:bookmark text:name="KhalidRafi2011937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halid Rafi, H., Phanikumar, G. and Prasad Rao, K.</text:p>
          </table:table-cell>
          <table:table-cell table:style-name="Table1.A2" office:value-type="string">
            <text:p text:style-name="Table_20_Contents">Material flow visualization during friction surfacing</text:p>
          </table:table-cell>
          <table:table-cell table:style-name="Table1.A2" office:value-type="string">
            <text:p text:style-name="Table_20_Contents">Metallurgical and Materials Transactions A: Physical Metallurgy and Materials Science<text:line-break/>Vol. 42(4), pp. 937-939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><text:bookmark text:name="Kumar20022345"/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umar, K., Phanikumar, G., null Dutta, P. and Chattopadhyay, K.</text:p>
          </table:table-cell>
          <table:table-cell table:style-name="Table1.A2" office:value-type="string">
            <text:p text:style-name="Table_20_Contents">Microstructural development of dissimilar weldments: Case of MiG welding of Cu with Fe filler</text:p>
          </table:table-cell>
          <table:table-cell table:style-name="Table1.A2" office:value-type="string">
            <text:p text:style-name="Table_20_Contents">Journal of Materials Science<text:line-break/>Vol. 37(11), pp. 2345-2349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2</text:p>
          </table:table-cell>
          <table:table-cell table:style-name="Table1.H2" office:value-type="string">
            <text:p text:style-name="Table_20_Contents"><text:bookmark text:name="Lierfeld2007689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ierfeld, T., Gandham, P., Kolbe, M., Schenk, T., Singer, H., Eggeler, G. and Herlach, D.</text:p>
          </table:table-cell>
          <table:table-cell table:style-name="Table1.A2" office:value-type="string">
            <text:p text:style-name="Table_20_Contents">Particle incorporation in metallic melts during dendritic solidification-undercooling experiments under reduced gravity</text:p>
          </table:table-cell>
          <table:table-cell table:style-name="Table1.A2" office:value-type="string">
            <text:p text:style-name="Table_20_Contents">Materials Science and Engineering A<text:line-break/>Vol. 448-451, pp. 689-692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7</text:p>
          </table:table-cell>
          <table:table-cell table:style-name="Table1.H2" office:value-type="string">
            <text:p text:style-name="Table_20_Contents"><text:bookmark text:name="T.Maiwald2002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aiwald, T., Galun, R., Mordike, B.L., Chattopadhayay, K. and Phanikumar, G.</text:p>
          </table:table-cell>
          <table:table-cell table:style-name="Table1.A2" office:value-type="string">
            <text:p text:style-name="Table_20_Contents">Laser Cladding with Alloy Systems with a Miscibility Gap in the Liquid State</text:p>
          </table:table-cell>
          <table:table-cell table:style-name="Table1.A2" office:value-type="string">
            <text:p text:style-name="Table_20_Contents">Proceedings of the International Conference on Advances in Materials and Materials Processing ICAMMP, pp. 831-835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2</text:p>
          </table:table-cell>
          <table:table-cell table:style-name="Table1.H2" office:value-type="string">
            <text:p text:style-name="Table_20_Contents"><text:bookmark text:name="MohanRaj2002298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han Raj, P., Sarkar, S., Chakraborty, S., Phanikumar, G., Dutta, P. and Chattopadhyay, K.</text:p>
          </table:table-cell>
          <table:table-cell table:style-name="Table1.A2" office:value-type="string">
            <text:p text:style-name="Table_20_Contents">Modelling of transport phenomena in laser surface alloying with distributed species mass source</text:p>
          </table:table-cell>
          <table:table-cell table:style-name="Table1.A2" office:value-type="string">
            <text:p text:style-name="Table_20_Contents">International Journal of Heat and Fluid Flow<text:line-break/>Vol. 23(3), pp. 298-307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2</text:p>
          </table:table-cell>
          <table:table-cell table:style-name="Table1.H2" office:value-type="string">
            <text:p text:style-name="Table_20_Contents"><text:bookmark text:name="Nair2007579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ir, B., Phanikumar, G., Prasad Rao, K. and Sinha, P.</text:p>
          </table:table-cell>
          <table:table-cell table:style-name="Table1.A2" office:value-type="string">
            <text:p text:style-name="Table_20_Contents">Improvement of mechanical properties of gas tungsten arc and electron beam welded AA2219 (Al-6 wt-%Cu) alloy</text:p>
          </table:table-cell>
          <table:table-cell table:style-name="Table1.A2" office:value-type="string">
            <text:p text:style-name="Table_20_Contents">Science and Technology of Welding and Joining<text:line-break/>Vol. 12(7), pp. 579-585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7</text:p>
          </table:table-cell>
          <table:table-cell table:style-name="Table1.H2" office:value-type="string">
            <text:p text:style-name="Table_20_Contents"><text:bookmark text:name="Nair20104943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ir, B., Rakesh, S., Phanikumar, G., Rao, K. and Sinha, P.</text:p>
          </table:table-cell>
          <table:table-cell table:style-name="Table1.A2" office:value-type="string">
            <text:p text:style-name="Table_20_Contents">Fracture toughness (J1C) of electron beam welded AA2219 alloy</text:p>
          </table:table-cell>
          <table:table-cell table:style-name="Table1.A2" office:value-type="string">
            <text:p text:style-name="Table_20_Contents">Materials and Design<text:line-break/>Vol. 31(10), pp. 4943-495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0</text:p>
          </table:table-cell>
          <table:table-cell table:style-name="Table1.H2" office:value-type="string">
            <text:p text:style-name="Table_20_Contents"><text:bookmark text:name="Nath2015"/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th, H. and Phanikumar, G.</text:p>
          </table:table-cell>
          <table:table-cell table:style-name="Table1.A2" office:value-type="string">
            <text:p text:style-name="Table_20_Contents">Premartensite transition in Ni2FeGa Heusler alloy</text:p>
          </table:table-cell>
          <table:table-cell table:style-name="Table1.A2" office:value-type="string">
            <text:p text:style-name="Table_20_Contents">Materials Characterization<text:line-break/>Vol. 102, pp. 24-28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5</text:p>
          </table:table-cell>
          <table:table-cell table:style-name="Table1.H2" office:value-type="string">
            <text:p text:style-name="Table_20_Contents"><text:bookmark text:name="Nath2015a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th, H. and Phanikumar, G.</text:p>
          </table:table-cell>
          <table:table-cell table:style-name="Table1.A2" office:value-type="string">
            <text:p text:style-name="Table_20_Contents">Martensite transformation and magnetic properties of Ni-Fe-Ga Heusler alloys</text:p>
          </table:table-cell>
          <table:table-cell table:style-name="Table1.A2" office:value-type="string">
            <text:p text:style-name="Table_20_Contents">Metallurgical and Materials Transactions A<text:line-break/>Vol. 46A, pp. 4947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5</text:p>
          </table:table-cell>
          <table:table-cell table:style-name="Table1.H2" office:value-type="string">
            <text:p text:style-name="Table_20_Contents"><text:bookmark text:name="Nath2015b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th, H. and Phanikumar, G.</text:p>
          </table:table-cell>
          <table:table-cell table:style-name="Table1.A2" office:value-type="string">
            <text:p text:style-name="Table_20_Contents">Microstructural, Magnetic and Electrical Properties of Ni2FeGa Heusler Alloys</text:p>
          </table:table-cell>
          <table:table-cell table:style-name="Table1.A2" office:value-type="string">
            <text:p text:style-name="Table_20_Contents">Transactions of the Indian Institute of Metals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5</text:p>
          </table:table-cell>
          <table:table-cell table:style-name="Table1.H2" office:value-type="string">
            <text:p text:style-name="Table_20_Contents"><text:bookmark text:name="Nath201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th, H. and Phanikumar, G.</text:p>
          </table:table-cell>
          <table:table-cell table:style-name="Table1.A2" office:value-type="string">
            <text:p text:style-name="Table_20_Contents">Microstructure and Phase Evolution of Ni2FeGa Heusler Alloy Extended to Different Degrees of Undercooling</text:p>
          </table:table-cell>
          <table:table-cell table:style-name="Table1.A2" office:value-type="string">
            <text:p text:style-name="Table_20_Contents">Materials Science Forum<text:line-break/>Vol. 790--791, pp. 2161-217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4</text:p>
          </table:table-cell>
          <table:table-cell table:style-name="Table1.H2" office:value-type="string">
            <text:p text:style-name="Table_20_Contents"><text:bookmark text:name="Phanikumar2002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</text:p>
          </table:table-cell>
          <table:table-cell table:style-name="Table1.A2" office:value-type="string">
            <text:p text:style-name="Table_20_Contents">Experimental and Computational Studies on Laser Processing of Dissimilar Metals</text:p>
          </table:table-cell>
          <table:table-cell table:style-name="Table1.A2" office:value-type="string">
            <text:p text:style-name="Table_20_Contents"><text:span text:style-name="T1">School</text:span>: Indian Institute of Science, Bangalore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2</text:p>
          </table:table-cell>
          <table:table-cell table:style-name="Table1.H2" office:value-type="string">
            <text:p text:style-name="Table_20_Contents"><text:bookmark text:name="Phanikumar1999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Basu, B., Chakraborty, S., Chattopadhay, K., Dutta, P. and Majumdar, J.</text:p>
          </table:table-cell>
          <table:table-cell table:style-name="Table1.A2" office:value-type="string">
            <text:p text:style-name="Table_20_Contents">Laser Surface Alloying of Iron on Substrate: Experiments and Numerical Simulation</text:p>
          </table:table-cell>
          <table:table-cell table:style-name="Table1.A2" office:value-type="string">
            <text:p text:style-name="Table_20_Contents">Proceedings of Euromat 99: Symposium G5 - Surface Technology / Laser Surface Treatment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999</text:p>
          </table:table-cell>
          <table:table-cell table:style-name="Table1.H2" office:value-type="string">
            <text:p text:style-name="Table_20_Contents"><text:bookmark text:name="Phanikumar2005359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Biswas, K., Funke, O., Holland-Moritz, D., Herlach, D. and Chattopadhyay, K.</text:p>
          </table:table-cell>
          <table:table-cell table:style-name="Table1.A2" office:value-type="string">
            <text:p text:style-name="Table_20_Contents">Solidification of undercooled peritectic Fe-Ge alloy</text:p>
          </table:table-cell>
          <table:table-cell table:style-name="Table1.A2" office:value-type="string">
            <text:p text:style-name="Table_20_Contents">Acta Materialia<text:line-break/>Vol. 53(13), pp. 3591-360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5</text:p>
          </table:table-cell>
          <table:table-cell table:style-name="Table1.H2" office:value-type="string">
            <text:p text:style-name="Table_20_Contents"><text:bookmark text:name="Phanikumar200125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 and Chattopadhyay, K.</text:p>
          </table:table-cell>
          <table:table-cell table:style-name="Table1.A2" office:value-type="string">
            <text:p text:style-name="Table_20_Contents">Solidification microstructure development</text:p>
          </table:table-cell>
          <table:table-cell table:style-name="Table1.A2" office:value-type="string">
            <text:p text:style-name="Table_20_Contents">Sadhana - Academy Proceedings in Engineering Sciences<text:line-break/>Vol. 26(1-2), pp. 25-34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1</text:p>
          </table:table-cell>
          <table:table-cell table:style-name="Table1.H2" office:value-type="string">
            <text:p text:style-name="Table_20_Contents"><text:bookmark text:name="Phanikumar2011313"/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Chattopadhyay, K. and null Dutta, P.</text:p>
          </table:table-cell>
          <table:table-cell table:style-name="Table1.A2" office:value-type="string">
            <text:p text:style-name="Table_20_Contents">Joining of dissimilar metals: Issues and modelling techniques</text:p>
          </table:table-cell>
          <table:table-cell table:style-name="Table1.A2" office:value-type="string">
            <text:p text:style-name="Table_20_Contents">Science and Technology of Welding and Joining<text:line-break/>Vol. 16(4), pp. 313-317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><text:bookmark text:name="Phanikumar2001156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Chattopadhyay, K. and Dutta, P.</text:p>
          </table:table-cell>
          <table:table-cell table:style-name="Table1.A2" office:value-type="string">
            <text:p text:style-name="Table_20_Contents">Modelling of transport phenomena in laser welding of dissimilar metals</text:p>
          </table:table-cell>
          <table:table-cell table:style-name="Table1.A2" office:value-type="string">
            <text:p text:style-name="Table_20_Contents">International Journal of Numerical Methods for Heat and Fluid Flow<text:line-break/>Vol. 11(2), pp. 156-171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1</text:p>
          </table:table-cell>
          <table:table-cell table:style-name="Table1.H2" office:value-type="string">
            <text:p text:style-name="Table_20_Contents"><text:bookmark text:name="Phanikumar2000847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Chattopadhyay, K. and Dutta, P.</text:p>
          </table:table-cell>
          <table:table-cell table:style-name="Table1.A2" office:value-type="string">
            <text:p text:style-name="Table_20_Contents">Supercomputing applications in materials engineering</text:p>
          </table:table-cell>
          <table:table-cell table:style-name="Table1.A2" office:value-type="string">
            <text:p text:style-name="Table_20_Contents">Current Science<text:line-break/>Vol. 78(7), pp. 847-849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0</text:p>
          </table:table-cell>
          <table:table-cell table:style-name="Table1.H2" office:value-type="string">
            <text:p text:style-name="Table_20_Contents"><text:bookmark text:name="Phanikumar200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Dutta, P. and Chattopadhay, K.</text:p>
          </table:table-cell>
          <table:table-cell table:style-name="Table1.A2" office:value-type="string">
            <text:p text:style-name="Table_20_Contents">Solidification microstructures in laser welding of dissimilar metals</text:p>
          </table:table-cell>
          <table:table-cell table:style-name="Table1.A2" office:value-type="string">
            <text:p text:style-name="Table_20_Contents">Proceedings of Second International Conference of Solidification Science and Processing, pp. 155-162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1</text:p>
          </table:table-cell>
          <table:table-cell table:style-name="Table1.H2" office:value-type="string">
            <text:p text:style-name="Table_20_Contents"><text:bookmark text:name="Phanikumar2000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Dutta, P. and Chattopadhyay, K.</text:p>
          </table:table-cell>
          <table:table-cell table:style-name="Table1.A2" office:value-type="string">
            <text:p text:style-name="Table_20_Contents">Laser processing of dissimilar metals</text:p>
          </table:table-cell>
          <table:table-cell table:style-name="Table1.A2" office:value-type="string">
            <text:p text:style-name="Table_20_Contents">Proceedings of Int. Symposium on Materials Ageing and Life Management (ISOMALM)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0</text:p>
          </table:table-cell>
          <table:table-cell table:style-name="Table1.H2" office:value-type="string">
            <text:p text:style-name="Table_20_Contents"><text:bookmark text:name="Phanikumar2005158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Dutta, P. and Chattopadhyay, K.</text:p>
          </table:table-cell>
          <table:table-cell table:style-name="Table1.A2" office:value-type="string">
            <text:p text:style-name="Table_20_Contents">Continuous welding of Cu-Ni dissimilar couple using CO2 laser</text:p>
          </table:table-cell>
          <table:table-cell table:style-name="Table1.A2" office:value-type="string">
            <text:p text:style-name="Table_20_Contents">Science and Technology of Welding and Joining<text:line-break/>Vol. 10(2), pp. 158-166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5</text:p>
          </table:table-cell>
          <table:table-cell table:style-name="Table1.H2" office:value-type="string">
            <text:p text:style-name="Table_20_Contents"><text:bookmark text:name="Phanikumar2004339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Dutta, P. and Chattopadhyay, K.</text:p>
          </table:table-cell>
          <table:table-cell table:style-name="Table1.A2" office:value-type="string">
            <text:p text:style-name="Table_20_Contents">Computational modeling of laser welding of Cu-Ni dissimilar couple</text:p>
          </table:table-cell>
          <table:table-cell table:style-name="Table1.A2" office:value-type="string">
            <text:p text:style-name="Table_20_Contents">Metallurgical and Materials Transactions B: Process Metallurgy and Materials Processing Science<text:line-break/>Vol. 35(2), pp. 339-35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4</text:p>
          </table:table-cell>
          <table:table-cell table:style-name="Table1.H2" office:value-type="string">
            <text:p text:style-name="Table_20_Contents"><text:bookmark text:name="Phanikumar20049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Dutta, P., Galun, R. and <text:soft-page-break/>Chattopadhyay, K.</text:p>
          </table:table-cell>
          <table:table-cell table:style-name="Table1.A2" office:value-type="string">
            <text:p text:style-name="Table_20_Contents">Microstructural evolution during <text:soft-page-break/>remelting of laser surface alloyed hyper-monotectic Al-Bi alloy</text:p>
          </table:table-cell>
          <table:table-cell table:style-name="Table1.A2" office:value-type="string">
            <text:p text:style-name="Table_20_Contents">Materials Science and Engineering A<text:line-break/><text:soft-page-break/>Vol. 371(1-2), pp. 91-102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4</text:p>
          </table:table-cell>
          <table:table-cell table:style-name="Table1.H2" office:value-type="string">
            <text:p text:style-name="Table_20_Contents"><text:bookmark text:name="Phanikumar20052137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Manjini, S., Dutta, P., Mazumder, J. and Chattopadhyay, K.</text:p>
          </table:table-cell>
          <table:table-cell table:style-name="Table1.A2" office:value-type="string">
            <text:p text:style-name="Table_20_Contents">Characterization of a continuous CO2 laser-welded Fe-Cu dissimilar couple</text:p>
          </table:table-cell>
          <table:table-cell table:style-name="Table1.A2" office:value-type="string">
            <text:p text:style-name="Table_20_Contents">Metallurgical and Materials Transactions A: Physical Metallurgy and Materials Science<text:line-break/>Vol. 36(8), pp. 2137-2147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5</text:p>
          </table:table-cell>
          <table:table-cell table:style-name="Table1.H2" office:value-type="string">
            <text:p text:style-name="Table_20_Contents"><text:bookmark text:name="Phanikumar199846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hanikumar, G., Pardeshi, R., Chattopadhyay, K., Dutta, P. and Majumder, J.</text:p>
          </table:table-cell>
          <table:table-cell table:style-name="Table1.A2" office:value-type="string">
            <text:p text:style-name="Table_20_Contents">Dissimilar Metal Welding of Copper Nickel Couple by Continuous Wave CO 2 Laser</text:p>
          </table:table-cell>
          <table:table-cell table:style-name="Table1.A2" office:value-type="string">
            <text:p text:style-name="Table_20_Contents">ASM Proceedings of the International Conference: Trends in Welding ResearchTrends in Welding Research, pp. 461-466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998</text:p>
          </table:table-cell>
          <table:table-cell table:style-name="Table1.H2" office:value-type="string">
            <text:p text:style-name="Table_20_Contents"><text:bookmark text:name="Prasad2012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rasad, R., Manivel Raja, M. and Phanikumar, G.</text:p>
          </table:table-cell>
          <table:table-cell table:style-name="Table1.A2" office:value-type="string">
            <text:p text:style-name="Table_20_Contents">Structure and magnetic properties of Ni 2(Mn,Co)Ga Heusler alloys rapidly solidified by melt-spinning</text:p>
          </table:table-cell>
          <table:table-cell table:style-name="Table1.A2" office:value-type="string">
            <text:p text:style-name="Table_20_Contents">Intermetallics<text:line-break/>Vol. 25, pp. 42-47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2</text:p>
          </table:table-cell>
          <table:table-cell table:style-name="Table1.H2" office:value-type="string">
            <text:p text:style-name="Table_20_Contents"><text:bookmark text:name="Prasad2009215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rasad, R., Manivel Raja, M. and Phanikumar, G.</text:p>
          </table:table-cell>
          <table:table-cell table:style-name="Table1.A2" office:value-type="string">
            <text:p text:style-name="Table_20_Contents">Microstructure and magnetic properties of rapidly solidified Ni 2(Mn,Fe)Ga Heusler alloys</text:p>
          </table:table-cell>
          <table:table-cell table:style-name="Table1.A2" office:value-type="string">
            <text:p text:style-name="Table_20_Contents">Advanced Materials Research<text:line-break/>Vol. 74, pp. 215-218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9</text:p>
          </table:table-cell>
          <table:table-cell table:style-name="Table1.H2" office:value-type="string">
            <text:p text:style-name="Table_20_Contents"><text:bookmark text:name="Prasad201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rasad, R. and Phanikumar, G.</text:p>
          </table:table-cell>
          <table:table-cell table:style-name="Table1.A2" office:value-type="string">
            <text:p text:style-name="Table_20_Contents">Phase evolution and properties of Ni50Co23Fe2Ga25 Heusler alloy undercooled by electromagnetic levitation</text:p>
          </table:table-cell>
          <table:table-cell table:style-name="Table1.A2" office:value-type="string">
            <text:p text:style-name="Table_20_Contents">Intermetallics<text:line-break/>Vol. 19, pp. 1705-171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><text:bookmark text:name="Prasad201035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rasad, R. and Phanikumar, G.</text:p>
          </table:table-cell>
          <table:table-cell table:style-name="Table1.A2" office:value-type="string">
            <text:p text:style-name="Table_20_Contents">Martensite and nanocrystalline phase formation in rapidly solidified Ni2MnGa alloy by melt-spinning</text:p>
          </table:table-cell>
          <table:table-cell table:style-name="Table1.A2" office:value-type="string">
            <text:p text:style-name="Table_20_Contents">Materials Science Forum<text:line-break/>Vol. 649, pp. 35-4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0</text:p>
          </table:table-cell>
          <table:table-cell table:style-name="Table1.H2" office:value-type="string">
            <text:p text:style-name="Table_20_Contents"><text:bookmark text:name="Prasad20092553"/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rasad, R. and Phanikumar, G.</text:p>
          </table:table-cell>
          <table:table-cell table:style-name="Table1.A2" office:value-type="string">
            <text:p text:style-name="Table_20_Contents">Amorphous and nano crystalline phase formation in Ni2MnGa ferromagnetic shape memory alloy synthesized by melt spinning</text:p>
          </table:table-cell>
          <table:table-cell table:style-name="Table1.A2" office:value-type="string">
            <text:p text:style-name="Table_20_Contents">Journal of Materials Science<text:line-break/>Vol. 44(10), pp. 2553-2559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9</text:p>
          </table:table-cell>
          <table:table-cell table:style-name="Table1.H2" office:value-type="string">
            <text:p text:style-name="Table_20_Contents"><text:bookmark text:name="Prasad201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rasad, R., Srinivas, M., Manivel Raja, M. and Phanikumar, G.</text:p>
          </table:table-cell>
          <table:table-cell table:style-name="Table1.A2" office:value-type="string">
            <text:p text:style-name="Table_20_Contents">Microstructure and magnetic properties of Ni2(Mn,Fe)Ga heusler alloys rapidly solidified by melt spinning</text:p>
          </table:table-cell>
          <table:table-cell table:style-name="Table1.A2" office:value-type="string">
            <text:p text:style-name="Table_20_Contents">Metallurgical and Materials Transactions A: Physical Metallurgy and Materials Science<text:line-break/>Vol. 45(4), pp. 2161-217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4</text:p>
          </table:table-cell>
          <table:table-cell table:style-name="Table1.H2" office:value-type="string">
            <text:p text:style-name="Table_20_Contents"><text:bookmark text:name="Rafi201182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fi, H., Ram, G., Phanikumar, G. and Rao, K.</text:p>
          </table:table-cell>
          <table:table-cell table:style-name="Table1.A2" office:value-type="string">
            <text:p text:style-name="Table_20_Contents">Microstructural evolution during friction surfacing of tool steel H13</text:p>
          </table:table-cell>
          <table:table-cell table:style-name="Table1.A2" office:value-type="string">
            <text:p text:style-name="Table_20_Contents">Materials and Design<text:line-break/>Vol. 32(1), pp. 82-87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><text:bookmark text:name="Rafi2010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fi, H., Ram, G., Phanikumar, G. and Rao, K.</text:p>
          </table:table-cell>
          <table:table-cell table:style-name="Table1.A2" office:value-type="string">
            <text:p text:style-name="Table_20_Contents">Microstructure and tensile properties of friction welded aluminum alloy AA7075-T6</text:p>
          </table:table-cell>
          <table:table-cell table:style-name="Table1.A2" office:value-type="string">
            <text:p text:style-name="Table_20_Contents">Materials and Design<text:line-break/>Vol. 31(5), pp. 2375-238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0</text:p>
          </table:table-cell>
          <table:table-cell table:style-name="Table1.H2" office:value-type="string">
            <text:p text:style-name="Table_20_Contents"><text:bookmark text:name="Rafi2010232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fi, H., Ram, G., Phanikumar, G. and Rao, K.</text:p>
          </table:table-cell>
          <table:table-cell table:style-name="Table1.A2" office:value-type="string">
            <text:p text:style-name="Table_20_Contents">Friction surfaced tool steel (H13) coatings on low carbon steel: A study on the effects of process parameters on coating characteristics and integrity</text:p>
          </table:table-cell>
          <table:table-cell table:style-name="Table1.A2" office:value-type="string">
            <text:p text:style-name="Table_20_Contents">Surface and Coatings Technology<text:line-break/>Vol. 205(1), pp. 232-242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0</text:p>
          </table:table-cell>
          <table:table-cell table:style-name="Table1.H2" office:value-type="string">
            <text:p text:style-name="Table_20_Contents"><text:bookmark text:name="Hru2015b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hul, M. and Phanikumar, G.</text:p>
          </table:table-cell>
          <table:table-cell table:style-name="Table1.A2" office:value-type="string">
            <text:p text:style-name="Table_20_Contents">Correlation of Microstructure With HAZ Welding Cycles Simulated in Ti-15-3 Alloy Using Gleeble 3800 and SYSWELD</text:p>
          </table:table-cell>
          <table:table-cell table:style-name="Table1.A2" office:value-type="string">
            <text:p text:style-name="Table_20_Contents">Materials Performance and Characterization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5</text:p>
          </table:table-cell>
          <table:table-cell table:style-name="Table1.H2" office:value-type="string">
            <text:p text:style-name="Table_20_Contents"><text:bookmark text:name="R.Ramakrishnan2015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makrishnan, R., Phanikumar, G. and Sankarasubramanian, <text:soft-page-break/>R.</text:p>
          </table:table-cell>
          <table:table-cell table:style-name="Table1.A2" office:value-type="string">
            <text:p text:style-name="Table_20_Contents">Crystal-melt interface growth velocity of Ni-Zr <text:soft-page-break/>alloys through molecular dynamics simulations</text:p>
          </table:table-cell>
          <table:table-cell table:style-name="Table1.A2" office:value-type="string">
            <text:p text:style-name="Table_20_Contents">Transactions of the Indian Institute of Metals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5</text:p>
          </table:table-cell>
          <table:table-cell table:style-name="Table1.H2" office:value-type="string">
            <text:p text:style-name="Table_20_Contents"><text:bookmark text:name="Ravi2011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vi, K., Manivannan, S., Phanikumar, G., Murty, B. and Sundarraj, S.</text:p>
          </table:table-cell>
          <table:table-cell table:style-name="Table1.A2" office:value-type="string">
            <text:p text:style-name="Table_20_Contents">Influence of Mg on Grain Refinement of Near Eutectic Al-Si Alloys</text:p>
          </table:table-cell>
          <table:table-cell table:style-name="Table1.A2" office:value-type="string">
            <text:p text:style-name="Table_20_Contents">Metallurgical and Materials Transactions A: Physical Metallurgy and Materials Science<text:line-break/>Vol. 42(7), pp. 2028-2039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><text:bookmark text:name="Samal2015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amal, S. and Phanikumar, G.</text:p>
          </table:table-cell>
          <table:table-cell table:style-name="Table1.A2" office:value-type="string">
            <text:p text:style-name="Table_20_Contents">Phase evolution in hypereutectic Al90Cu10-xNix (x=0,5) alloys</text:p>
          </table:table-cell>
          <table:table-cell table:style-name="Table1.A2" office:value-type="string">
            <text:p text:style-name="Table_20_Contents">Transactions of the Indian Institute of Metals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5</text:p>
          </table:table-cell>
          <table:table-cell table:style-name="Table1.H2" office:value-type="string">
            <text:p text:style-name="Table_20_Contents"><text:bookmark text:name="Samal2016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amal, S., Rahul, M.R., Kottada, R.S. and Phanikumar, G.</text:p>
          </table:table-cell>
          <table:table-cell table:style-name="Table1.A2" office:value-type="string">
            <text:p text:style-name="Table_20_Contents">Hot deformation behaviour and processing map of Co-Cu-Fe-Ni-Ti eutectic high entropy alloy</text:p>
          </table:table-cell>
          <table:table-cell table:style-name="Table1.A2" office:value-type="string">
            <text:p text:style-name="Table_20_Contents">Materials Science and Engineering A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6</text:p>
          </table:table-cell>
          <table:table-cell table:style-name="Table1.H2" office:value-type="string">
            <text:p text:style-name="Table_20_Contents"><text:bookmark text:name="Sandhya201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andhya, S., Mahemaa, R. and Phanikumar, G.</text:p>
          </table:table-cell>
          <table:table-cell table:style-name="Table1.A2" office:value-type="string">
            <text:p text:style-name="Table_20_Contents">Microstructure Evolution During Fusion Welding of Rheocast AA7075 Alloy</text:p>
          </table:table-cell>
          <table:table-cell table:style-name="Table1.A2" office:value-type="string">
            <text:p text:style-name="Table_20_Contents">Procedia Materials Science<text:line-break/>Vol. 5, pp. 408-415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4</text:p>
          </table:table-cell>
          <table:table-cell table:style-name="Table1.H2" office:value-type="string">
            <text:p text:style-name="Table_20_Contents"><text:bookmark text:name="Sandhya2013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andhya, S. and Phanikumar, G.</text:p>
          </table:table-cell>
          <table:table-cell table:style-name="Table1.A2" office:value-type="string">
            <text:p text:style-name="Table_20_Contents">Investigation of fusion weldments of semi-solid aluminium A356 alloy: Pool geometry and microstructure</text:p>
          </table:table-cell>
          <table:table-cell table:style-name="Table1.A2" office:value-type="string">
            <text:p text:style-name="Table_20_Contents">Materials Science Forum<text:line-break/>Vol. 765, pp. 751-755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3</text:p>
          </table:table-cell>
          <table:table-cell table:style-name="Table1.H2" office:value-type="string">
            <text:p text:style-name="Table_20_Contents"><text:bookmark text:name="Sarkar2003155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arkar, S., Raj, P., Chakraborty, S., Phanikumar, G., Chattopadhyay, K. and Dutta, P.</text:p>
          </table:table-cell>
          <table:table-cell table:style-name="Table1.A2" office:value-type="string">
            <text:p text:style-name="Table_20_Contents">Transport phenomena in laser surface alloying</text:p>
          </table:table-cell>
          <table:table-cell table:style-name="Table1.A2" office:value-type="string">
            <text:p text:style-name="Table_20_Contents">Journal of Materials Science<text:line-break/>Vol. 38(1), pp. 155-164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3</text:p>
          </table:table-cell>
          <table:table-cell table:style-name="Table1.H2" office:value-type="string">
            <text:p text:style-name="Table_20_Contents"><text:bookmark text:name="Singh201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ingh, S., Chattopadhyay, K., Phanikumar, G. and Dutta, P.</text:p>
          </table:table-cell>
          <table:table-cell table:style-name="Table1.A2" office:value-type="string">
            <text:p text:style-name="Table_20_Contents">Experimental and numerical studies on friction welding of thixocast A356 aluminum alloy</text:p>
          </table:table-cell>
          <table:table-cell table:style-name="Table1.A2" office:value-type="string">
            <text:p text:style-name="Table_20_Contents">Acta Materialia<text:line-break/>Vol. 73, pp. 177-185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4</text:p>
          </table:table-cell>
          <table:table-cell table:style-name="Table1.H2" office:value-type="string">
            <text:p text:style-name="Table_20_Contents"><text:bookmark text:name="SreenivasRao2008271"/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reenivas Rao, K., Arun Kumar, S., Phanikumar, G. and Prasanna Kumar, T.</text:p>
          </table:table-cell>
          <table:table-cell table:style-name="Table1.A2" office:value-type="string">
            <text:p text:style-name="Table_20_Contents">Effect of boundary heat flux transients on the solidification behavior and microstructure of AL-CU alloy</text:p>
          </table:table-cell>
          <table:table-cell table:style-name="Table1.A2" office:value-type="string">
            <text:p text:style-name="Table_20_Contents">TMS Annual Meeting, pp. 271-280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08</text:p>
          </table:table-cell>
          <table:table-cell table:style-name="Table1.H2" office:value-type="string">
            <text:p text:style-name="Table_20_Contents"><text:bookmark text:name="Srinivas2011370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rinivas, M., Majumdar, B., Phanikumar, G. and Akhtar, D.</text:p>
          </table:table-cell>
          <table:table-cell table:style-name="Table1.A2" office:value-type="string">
            <text:p text:style-name="Table_20_Contents">Effect of planar flow melt spinning parameters on ribbon formation in soft magnetic Fe68.5Si18.5B9Nb3Cu 1 alloy</text:p>
          </table:table-cell>
          <table:table-cell table:style-name="Table1.A2" office:value-type="string">
            <text:p text:style-name="Table_20_Contents">Metallurgical and Materials Transactions B: Process Metallurgy and Materials Processing Science<text:line-break/>Vol. 42(2), pp. 370-379 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011</text:p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  <style:text-properties fo:color="#2e2e2e" style:font-name="Arial" fo:font-family="Arial, sans-serif" fo:font-size="9.75pt" style:font-name-asian="Arial" style:font-family-asian="Arial, sans-serif" style:font-size-asian="9.75pt" style:font-name-complex="Arial" style:font-family-complex="Arial, sans-serif" style:font-size-complex="9.7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ext_20_Body.infolinks" style:display-name="Text Body.infolinks" style:family="paragraph" style:parent-style-name="Text_20_body">
      <style:paragraph-properties fo:padding="0cm" fo:border="none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efefef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bRef references</dc:title>
    <meta:generator>LibreOffice/4.1.6.2$Linux_X86_64 LibreOffice_project/410m0$Build-2</meta:generator>
    <dc:date>2016-07-14T15:08:04.563159943</dc:date>
    <meta:editing-duration>P0D</meta:editing-duration>
    <meta:editing-cycles>1</meta:editing-cycles>
    <meta:document-statistic meta:table-count="1" meta:image-count="0" meta:object-count="0" meta:page-count="10" meta:paragraph-count="293" meta:word-count="1958" meta:character-count="13602" meta:non-whitespace-character-count="11875"/>
  </office:meta>
</office:document-meta>
</file>